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color="#ffffff" fo:language="zxx" fo:country="none" style:language-asian="zxx" style:country-asian="none" style:language-complex="zxx" style:country-complex="none"/>
    </style:style>
    <style:style style:name="P12" style:family="paragraph" style:parent-style-name="code">
      <style:text-properties fo:language="zxx" fo:country="none" style:language-asian="zxx" style:country-asian="none" style:language-complex="zxx" style:country-complex="none"/>
    </style:style>
    <style:style style:name="P13"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4" style:family="paragraph" style:parent-style-name="Standard">
      <style:text-properties fo:language="zxx" fo:country="none" style:language-asian="zxx" style:country-asian="none" style:language-complex="zxx" style:country-complex="none"/>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1">
      <style:paragraph-properties fo:margin-top="0.199cm" fo:margin-bottom="0.21cm"/>
    </style:style>
    <style:style style:name="P23" style:family="paragraph" style:list-style-name="L4"/>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6" style:family="paragraph" style:parent-style-name="Heading_20_2">
      <style:text-properties fo:language="zxx" fo:country="none" style:language-asian="zxx" style:country-asian="none" style:language-complex="zxx" style:country-complex="none"/>
    </style:style>
    <style:style style:name="P27"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8" style:family="paragraph" style:parent-style-name="code">
      <style:text-properties fo:color="#9966cc" fo:font-style="italic" style:font-style-asian="italic" style:font-style-complex="italic"/>
    </style:style>
    <style:style style:name="P29" style:family="paragraph" style:parent-style-name="Heading_20_3">
      <style:text-properties fo:font-style="italic" style:font-style-asian="italic" style:font-style-complex="italic"/>
    </style:style>
    <style:style style:name="P30" style:family="paragraph" style:parent-style-name="Heading_20_3">
      <style:text-properties fo:language="zxx" fo:country="none" style:language-asian="zxx" style:country-asian="none" style:language-complex="zxx" style:country-complex="none"/>
    </style:style>
    <style:style style:name="P31"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0000" fo:font-weight="bold" style:font-weight-asian="bold" style:font-weight-complex="bold"/>
    </style:style>
    <style:style style:name="T10" style:family="text">
      <style:text-properties fo:color="#ffffff"/>
    </style:style>
    <style:style style:name="T11" style:family="text">
      <style:text-properties fo:color="#ffffff" fo:language="zxx" fo:country="none" style:language-asian="zxx" style:country-asian="none" style:language-complex="zxx" style:country-complex="none"/>
    </style:style>
    <style:style style:name="T12" style:family="text">
      <style:text-properties fo:color="#9966cc"/>
    </style:style>
    <style:style style:name="T13" style:family="text">
      <style:text-properties fo:color="#9966cc" fo:font-style="italic" style:font-style-asian="italic" style:font-style-complex="italic"/>
    </style:style>
    <style:style style:name="T14" style:family="text">
      <style:text-properties fo:color="#9966cc" style:font-name="Liberation Mono" fo:font-size="9pt"/>
    </style:style>
    <style:style style:name="T15" style:family="text">
      <style:text-properties fo:color="#9966cc" style:font-name="Liberation Mono" fo:font-size="9pt" style:font-size-asian="10.5pt"/>
    </style:style>
    <style:style style:name="T16" style:family="text">
      <style:text-properties fo:color="#33cc66"/>
    </style:style>
    <style:style style:name="T17" style:family="text">
      <style:text-properties fo:color="#33cc66" fo:font-style="normal" fo:font-weight="normal" style:font-style-asian="normal" style:font-weight-asian="normal" style:font-style-complex="normal" style:font-weight-complex="normal"/>
    </style:style>
    <style:style style:name="T18" style:family="text">
      <style:text-properties fo:color="#3deb3d"/>
    </style:style>
    <style:style style:name="T19" style:family="text">
      <style:text-properties fo:color="#3deb3d" fo:font-style="normal" fo:font-weight="normal" style:font-style-asian="normal" style:font-weight-asian="normal" style:font-style-complex="normal" style:font-weight-complex="normal"/>
    </style:style>
    <style:style style:name="T20"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1"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2"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5"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6" style:family="text">
      <style:text-properties fo:color="#00ae00" fo:language="zxx" fo:country="none" style:language-asian="zxx" style:country-asian="none" style:language-complex="zxx" style:country-complex="none"/>
    </style:style>
    <style:style style:name="T27" style:family="text">
      <style:text-properties fo:color="#ffd320"/>
    </style:style>
    <style:style style:name="T28" style:family="text">
      <style:text-properties fo:color="#ffd320" style:font-name="Liberation Mono" fo:font-size="9pt"/>
    </style:style>
    <style:style style:name="T29" style:family="text">
      <style:text-properties style:text-line-through-style="solid"/>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4" text:outline-level="2">Liste des fichiers</text:h>
      <text:p text:style-name="P4">Les fichiers concerné par cette doc à l'heure actuelle sont :</text:p>
      <text:list xml:id="list1698969932" text:style-name="L1">
        <text:list-item>
          <text:p text:style-name="P22"><text:span text:style-name="T5">Classes </text:span><text:span text:style-name="T4">:</text:span></text:p>
          <text:list>
            <text:list-item>
              <text:p text:style-name="P27">owobjectsmaster.php</text:p>
            </text:list-item>
            <text:list-item>
              <text:p text:style-name="P27">sugarsynchro.php</text:p>
            </text:list-item>
            <text:list-item>
              <text:p text:style-name="P27">sugarconnector.php</text:p>
            </text:list-item>
            <text:list-item>
              <text:p text:style-name="P27">owlogger.php</text:p>
            </text:list-item>
          </text:list>
        </text:list-item>
        <text:list-item>
          <text:p text:style-name="P22"><text:span text:style-name="T4"><text:s/></text:span><text:span text:style-name="T5">Templates </text:span><text:span text:style-name="T4">:</text:span></text:p>
          <text:list>
            <text:list-item>
              <text:p text:style-name="P27">notice_result.tpl</text:p>
            </text:list-item>
          </text:list>
        </text:list-item>
        <text:list-item>
          <text:p text:style-name="P22"><text:span text:style-name="T5">Views</text:span><text:span text:style-name="T4"> (module </text:span><text:span text:style-name="T2">sugarCrm</text:span><text:span text:style-name="T4">) :</text:span></text:p>
          <text:list>
            <text:list-item>
              <text:p text:style-name="P27">import.php</text:p>
            </text:list-item>
            <text:list-item>
              <text:p text:style-name="P27">cleanup.php</text:p>
            </text:list-item>
            <text:list-item>
              <text:p text:style-name="P27">updateclass.php</text:p>
            </text:list-item>
          </text:list>
        </text:list-item>
        <text:list-item>
          <text:p text:style-name="P22"><text:span text:style-name="T5">Settings </text:span><text:span text:style-name="T4">:</text:span></text:p>
          <text:list>
            <text:list-item>
              <text:p text:style-name="P27">owobjectsmaster.ini.append.php</text:p>
            </text:list-item>
            <text:list-item>
              <text:p text:style-name="P27">sugarcrm.in.append.php</text:p>
            </text:list-item>
            <text:list-item>
              <text:p text:style-name="P27">mappingezsugar.ini.append.php</text:p>
            </text:list-item>
          </text:list>
        </text:list-item>
      </text:list>
      <text:h text:style-name="P24" text:outline-level="2">Comment ça marche</text:h>
      <text:h text:style-name="P29"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code"><text:soft-page-break/>[connexion]</text:p>
      <text:p text:style-name="code">ServerUrl=sugarcrm.local <text:s/><text:span text:style-name="T13"># url de la plateforme SUGAR</text:span></text:p>
      <text:p text:style-name="code">ServerPath=/soap.php</text:p>
      <text:p text:style-name="code">ServerNamespace=http://www.sugarcrm.com/sugarcrm</text:p>
      <text:p text:style-name="P10">#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text:p>
      <text:p text:style-name="P10">#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0"># <text:span text:style-name="T31">@TODO</text:span> : rajouter dans mappingezsugar.ini un tableau de correspondences specifiques à un champ particulier le cas echeant</text:p>
      <text:p text:style-name="P10"># par exemple mapping_types[nom_du_champ]=ezdatatype</text:p>
      <text:p text:style-name="code"><text:span text:style-name="T13">#</text:span> <text:span text:style-name="T32">@TODO</text:span> <text:span text:style-name="T13">: la liste des datatype est à completer !!!!!!!!!</text:span></text:p>
      <text:p text:style-name="P10"># mapping des correspondances des types de champs SUGAR avec les datatype EZ</text:p>
      <text:p text:style-name="P10"># ex.: mapping_types[sugar_field_type]=ez_datatype</text:p>
      <text:p text:style-name="code">mapping_types[]</text:p>
      <text:p text:style-name="P10">#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0"># booleans</text:p>
      <text:p text:style-name="code">mapping_types[bool]=ezboolean</text:p>
      <text:p text:style-name="P10">#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0">#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0"># liste des modules SUGAR qui sont concerné par la synchronisation </text:p>
      <text:p text:style-name="P10">#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15">Liste les modules SUGAR à synchroniser avec EZ.</text:p>
      <text:p text:style-name="P1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0"/>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15"/>
      <text:p text:style-name="P1"><text:span text:style-name="T5"><text:tab/></text:span><text:span text:style-name="T2">owobjectsmaster.in.append.php :</text:span></text:p>
      <text:p text:style-name="code"><text:soft-page-break/>[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code"/>
      <text:p text:style-name="code"/>
      <text:p text:style-name="P10"># options relatives à la traduction et au multilangues </text:p>
      <text:p text:style-name="code">[Translation] </text:p>
      <text:p text:style-name="P10"># valeur par default de 'can_translate' des attributes des classes EZ </text:p>
      <text:p text:style-name="P10"># valeurs possibles : 0 ou 1 </text:p>
      <text:p text:style-name="code">DefaultCanTranslate=0 </text:p>
      <text:p text:style-name="code"/>
      <text:p text:style-name="P10"># options relatives à la recherche </text:p>
      <text:p text:style-name="code">[Search] </text:p>
      <text:p text:style-name="P10"># valeur par default de 'is_searchable' des attributes des classes EZ </text:p>
      <text:p text:style-name="P10">#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10">owObjectsMaster</text:span> </text:p>
      <text:p text:style-name="code">{ </text:p>
      <text:p text:style-name="code"><text:tab/><text:span text:style-name="T13">/* </text:span></text:p>
      <text:p text:style-name="P10"><text:tab/> * CONSTANTES </text:p>
      <text:p text:style-name="P10"><text:tab/> */ </text:p>
      <text:p text:style-name="code"><text:tab/> </text:p>
      <text:p text:style-name="code"><text:tab/>const <text:span text:style-name="T10">LOGFILE</text:span> = <text:span text:style-name="T16">"var/log/owObjectsMaster.log"</text:span>; </text:p>
      <text:p text:style-name="code"><text:tab/>const <text:span text:style-name="T10">INIPATH</text:span> = <text:span text:style-name="T16">"extension/connectezsugar/settings/"</text:span>; </text:p>
      <text:p text:style-name="code"><text:tab/>const <text:span text:style-name="T10">INIFILE</text:span> = <text:span text:style-name="T16">"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10">SugarSynchro</text:span> </text:p>
      <text:p text:style-name="code">{ </text:p>
      <text:p text:style-name="code"><text:tab/><text:span text:style-name="T13">/* </text:span></text:p>
      <text:p text:style-name="P10"><text:tab/> * CONSTANTES </text:p>
      <text:p text:style-name="P10"><text:tab/> */ </text:p>
      <text:p text:style-name="P10"/>
      <text:p text:style-name="code"><text:tab/>const <text:span text:style-name="T10">LOGFILE</text:span> = <text:span text:style-name="T16">"var/log/SugarSynchro.log"</text:span>; </text:p>
      <text:p text:style-name="code"><text:tab/>const <text:span text:style-name="T10">INIPATH</text:span> = <text:span text:style-name="T16">"extension/connectezsugar/settings/"</text:span>; </text:p>
      <text:p text:style-name="code"><text:tab/>const <text:span text:style-name="T10">INIFILE</text:span> = <text:span text:style-name="T16">"sugarcrm.ini.append.php"</text:span>; </text:p>
      <text:p text:style-name="code"><text:tab/>const <text:span text:style-name="T10">MAPPINGINIFILE</text:span> = <text:span text:style-name="T16">"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10">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8">$ini = eZINI::instance(</text:span><text:span text:style-name="T16">"sugarcrm.ini"</text:span><text:span text:style-name="T18">);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3">//@TODO : user et mdp pour login sont ecrites en clair dans le fichier sugarcrm.ini </text:span></text:p>
      <text:p text:style-name="P10"><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9">$ini = eZINI::instance(</text:span><text:span text:style-name="T17">"sugarcrm.ini"</text:span><text:span text:style-name="T19">);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10282659"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20">/</text:span></text:a><text:span text:style-name="T20">test_Hotel/ df72c261-9645-ec3a-d369-4f2a6ca53650.</text:span></text:p>
      <text:h text:style-name="P30" text:outline-level="3"/>
      <text:h text:style-name="P30" text:outline-level="3">Qu'est qu'il fait import.php ?</text:h>
      <text:p text:style-name="Text_20_body"><text:span text:style-name="T23">Si les parametres </text:span><text:span text:style-name="T25">sugarmodule  </text:span><text:span text:style-name="T24">et</text:span><text:span text:style-name="T25"> sugarid</text:span><text:span text:style-name="T24"> ne sont pas donné ça ne fait rien ;)</text:span></text:p>
      <text:p text:style-name="P6">Si oui :</text:p>
      <text:list xml:id="list1511306329"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6">Si il y a des erreurs pendant l'execution du script ils sont noté dans les fichiers de log.</text:p>
      <text:h text:style-name="P25" text:outline-level="2">Les autres scripts </text:h>
      <text:h text:style-name="P31"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Pour supprimer une class :</text:p>
      <text:p text:style-name="Text_20_body"><text:a xlink:type="simple" xlink:href="http://ezsugar.local/sugarCrm/cleanup/object"><text:span text:style-name="T23">http://ezsugar.local/sugarCrm/cleanup</text:span></text:a><text:a xlink:type="simple" xlink:href="http://ezsugar.local/sugarCrm/cleanup/object"><text:span text:style-name="T21">/</text:span></text:a><text:span text:style-name="T21">class/&lt;identifiant_de_la_class&gt;</text:span></text:p>
      <text:p text:style-name="P7">Pour supprimer un objet et nettoyer la base de ces traces :</text:p>
      <text:p text:style-name="P4"><text:a xlink:type="simple" xlink:href="http://ezsugar.local/sugarCrm/cleanup/object/"><text:span text:style-name="T23">http://ezsugar.local/sugarCrm/cleanup</text:span></text:a><text:a xlink:type="simple" xlink:href="http://ezsugar.local/sugarCrm/cleanup/object/"><text:span text:style-name="T22">/object/</text:span></text:a><text:span text:style-name="T22">&lt;remote_id&gt;</text:span></text:p>
      <text:h text:style-name="P31"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3">http://ezsugar.local/sugarCrm/updateclass</text:span></text:a><text:a xlink:type="simple" xlink:href="http://ezsugar.local/sugarCrm/updateclass/"><text:span text:style-name="T22">/</text:span></text:a><text:span text:style-name="T22">&lt;nom_du_module_sugar&gt;</text:span></text:p>
      <text:h text:style-name="P31"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3">http://ezsugar.local/sugarCrm/querysugar</text:span></text:a><text:a xlink:type="simple" xlink:href="http://ezsugar.local/sugarCrm/querysugar/"><text:span text:style-name="T22">/</text:span></text:a><text:span text:style-name="T22">&lt;query&gt;/&lt;sugar_module&gt;/&lt;sugar_id&gt;</text:span></text:p>
      <text:p text:style-name="P8">Pour l'instant il y a seulement deux requetes, mais d'autres peuvent aisement être rajoutées.</text:p>
      <text:p text:style-name="code"><text:span text:style-name="T23">switch(</text:span><text:span text:style-name="T11">$query</text:span><text:span text:style-name="T23">)</text:span></text:p>
      <text:p text:style-name="P12">{ </text:p>
      <text:p text:style-name="code"><text:span text:style-name="T23"><text:tab/>case </text:span><text:span text:style-name="T26">"get_available_modules"</text:span><text:span text:style-name="T23"> : </text:span></text:p>
      <text:p text:style-name="code"><text:span text:style-name="T23"><text:tab/><text:tab/></text:span><text:span text:style-name="T11">$sugardata = $sugarConnector-&gt;get_available_modules(); </text:span></text:p>
      <text:p text:style-name="P11"><text:tab/><text:tab/>$result=$sugardata; </text:p>
      <text:p text:style-name="P11"><text:tab/><text:tab/>break; </text:p>
      <text:p text:style-name="code"><text:span text:style-name="T23"><text:tab/>case </text:span><text:span text:style-name="T26">"get_module_fields"</text:span><text:span text:style-name="T23"> : </text:span></text:p>
      <text:p text:style-name="code"><text:span text:style-name="T23"><text:tab/><text:tab/></text:span><text:span text:style-name="T11">$sugardata = $sugarConnector-&gt;get_module_fields($sugarmodule); </text:span></text:p>
      <text:p text:style-name="P11"><text:tab/><text:tab/>$result=$sugardata['module_fields']; </text:p>
      <text:p text:style-name="code"><text:span text:style-name="T11"><text:tab/><text:tab/>break;</text:span><text:span text:style-name="T23"> </text:span></text:p>
      <text:p text:style-name="P12">}</text:p>
      <text:p text:style-name="P12"/>
      <text:p text:style-name="P8"/>
      <text:p text:style-name="P8">Exemple d'appel :</text:p>
      <text:p text:style-name="Text_20_body"><text:a xlink:type="simple" xlink:href="http://ezsugar.local/sugarCrm/querysugar/"><text:span text:style-name="T23">http://ezsugar.local/sugarCrm/querysugar</text:span></text:a><text:a xlink:type="simple" xlink:href="http://ezsugar.local/sugarCrm/querysugar/"><text:span text:style-name="T21">/</text:span></text:a><text:span text:style-name="T21"> get_available_modules</text:span></text:p>
      <text:p text:style-name="Text_20_body"><text:a xlink:type="simple" xlink:href="http://ezsugar.local/sugarCrm/querysugar/"><text:span text:style-name="T21">http://ezsugar.local/sugarCrm/querysugar/</text:span></text:a><text:span text:style-name="T21"> get_module_fields/test_Hotel</text:span></text:p>
      <text:h text:style-name="P26" text:outline-level="2"><text:soft-page-break/>Les Classes</text:h>
      <text:h text:style-name="P30" text:outline-level="3">owLogger</text:h>
      <text:p text:style-name="P8">Cette class est utilisé pour créer des fichiers de log. Elle est appelé dans les autres classes. Donc elle est necessaire au bon fonctionnement de ces dérnières.</text:p>
      <text:h text:style-name="P30"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30" text:outline-level="3">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0" text:outline-level="3">SugarConnector</text:h>
      <text:p text:style-name="P8">SugarConnector contient des mèthodes pour les requetes SOAP à SUGAR.</text:p>
      <text:h text:style-name="P30"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3">Tableau qui liste les variables des fichiers </text:span><text:span text:style-name="T25">INI</text:span><text:span text:style-name="T24">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10">updateClassEz($args</text:span> <text:span text:style-name="T11">= null)</text:span> </text:p>
      <text:p text:style-name="P12">{ </text:p>
      <text:p text:style-name="code"><text:tab/><text:span text:style-name="T13">// verifie si la fonction a les parametres necessaires à son execution</text:span> </text:p>
      <text:p text:style-name="code"><text:tab/><text:span text:style-name="T11">$verify = $this-&gt;verifyArgsForFunction("updateClassEz", $args); </text:span></text:p>
      <text:p text:style-name="P11"><text:tab/>if(!$verify) </text:p>
      <text:p text:style-name="code"><text:tab/><text:tab/>return false; </text:p>
      <text:p text:style-name="P12"><text:tab/><text:tab/><text:tab/> </text:p>
      <text:p text:style-name="code"><text:tab/><text:span text:style-name="T13">// traitement</text:span></text:p>
      <text:p text:style-name="P10"><text:tab/>// ... </text:p>
      <text:p text:style-name="P12"><text:tab/><text:tab/><text:tab/> </text:p>
      <text:p text:style-name="P12">}</text:p>
      <text:p text:style-name="P14"/>
      <text:p text:style-name="P13"><text:soft-page-break/><text:span text:style-name="T27">protected</text:span> <text:span text:style-name="T28">function</text:span> verifyArgsForFunction($function_name, $args) </text:p>
      <text:p text:style-name="code_5f_2">{ </text:p>
      <text:p text:style-name="code_5f_2"><text:tab/><text:span text:style-name="T12">// load definition si ce n'est pas dèjà fait </text:span></text:p>
      <text:p text:style-name="code_5f_2"><text:tab/>if(count(self::$definition) == 0) </text:p>
      <text:p text:style-name="code_5f_2"><text:tab/><text:tab/>self::definition(); </text:p>
      <text:p text:style-name="code_5f_2"/>
      <text:p text:style-name="P13"><text:tab/><text:span text:style-name="T14">// parametres necessaires à la function </text:span></text:p>
      <text:p text:style-name="code_5f_2"><text:tab/>$parameters = self::$parameters_per_function[$function_name]; </text:p>
      <text:p text:style-name="code_5f_2"/>
      <text:p text:style-name="code_5f_2"><text:tab/><text:span text:style-name="T15">// verifie si on a passé le parametre $args à la function $function_name </text:span></text:p>
      <text:p text:style-name="P13"><text:tab/>if(is_null($args)) <text:span text:style-name="T14">// si non </text:span></text:p>
      <text:p text:style-name="code_5f_2"><text:tab/>{ </text:p>
      <text:p text:style-name="P13"><text:tab/><text:tab/><text:span text:style-name="T14">//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3"><text:tab/><text:tab/><text:tab/><text:tab/><text:span text:style-name="T28">return</text:span> false; </text:p>
      <text:p text:style-name="code_5f_2"><text:tab/><text:tab/><text:tab/>} </text:p>
      <text:p text:style-name="code_5f_2"><text:tab/><text:tab/>} </text:p>
      <text:p text:style-name="code_5f_2"><text:tab/>} </text:p>
      <text:p text:style-name="P13"><text:tab/>else <text:span text:style-name="T14">// si oui </text:span></text:p>
      <text:p text:style-name="code_5f_2"><text:tab/>{ </text:p>
      <text:p text:style-name="P13"><text:tab/><text:tab/><text:span text:style-name="T14">//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3"><text:tab/><text:tab/><text:tab/><text:tab/><text:tab/><text:span text:style-name="T28">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3"><text:tab/><text:tab/><text:tab/><text:tab/><text:span text:style-name="T14">//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3"><text:tab/><text:span text:style-name="T28">return</text:span> true; </text:p>
      <text:p text:style-name="code_5f_2"><text:tab/> </text:p>
      <text:p text:style-name="code_5f_2">}</text:p>
      <text:h text:style-name="P26" text:outline-level="2">TODO</text:h>
      <text:list xml:id="list374431699"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9">Créer des script chronjobs pour les tache de synchronistation massive d'objets</text:span> et la mise à jour des classes. </text:p>
        </text:list-item>
        <text:list-item>
          <text:p text:style-name="P20"><text:span text:style-name="T8">? </text:span><text:span text:style-name="T23">Créer une class abstraite de la quelle faire hériter owObjectsMaster et SugarSynchro </text:span><text:span text:style-name="T8">?</text:span><text:span text:style-name="T23"> La question se pose parce que j'ai utilisé des mèthode communes et identiques pour les deux classes.</text:span></text:p>
        </text:list-item>
        <text:list-item>
          <text:p text:style-name="P19"><text:s/>Gestion des erreurs des requêtes SOAP</text:p>
        </text:list-item>
        <text:list-item>
          <text:p text:style-name="P19">Mettre u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20"><text:span text:style-name="T23"><text:s/></text:span><text:span text:style-name="T8">? </text:span>Faire un fichier de log par date <text:span text:style-name="T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1T19:02:51</dc:date>
    <dc:creator>Massimiliano Pasquesi</dc:creator>
    <meta:editing-duration>PT16H59M56S</meta:editing-duration>
    <meta:editing-cycles>138</meta:editing-cycles>
    <meta:generator>LibreOffice/3.3$Linux LibreOffice_project/330m19$Build-401</meta:generator>
    <meta:document-statistic meta:table-count="0" meta:image-count="0" meta:object-count="0" meta:page-count="10" meta:paragraph-count="364" meta:word-count="2214" meta:character-count="16868"/>
  </office:meta>
</office:document-meta>
</file>